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8pt" fo:font-weight="bold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28pt" fo:font-weight="bold" officeooo:rsid="00027b67" officeooo:paragraph-rsid="00027b67" style:font-size-asian="28pt" style:font-weight-asian="bold" style:font-size-complex="28pt" style:font-weight-complex="bold"/>
    </style:style>
    <style:style style:name="P3" style:family="paragraph" style:parent-style-name="Text_20_body">
      <style:text-properties fo:font-weight="normal"/>
    </style:style>
    <style:style style:name="P4" style:family="paragraph" style:parent-style-name="Text_20_body">
      <style:text-properties fo:font-size="24pt" fo:font-weight="bold" officeooo:rsid="00027b67" officeooo:paragraph-rsid="00027b67" style:font-size-asian="24pt" style:font-weight-asian="bold" style:font-size-complex="24pt" style:font-weight-complex="bold"/>
    </style:style>
    <style:style style:name="P5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27b67" officeooo:paragraph-rsid="00027b67" style:text-blinking="false" fo:background-color="transparent" style:font-size-asian="12.25pt" style:font-weight-asian="bold" style:font-size-complex="14pt" style:font-weight-complex="bold"/>
    </style:style>
    <style:style style:name="P6" style:family="paragraph" style:parent-style-name="Text_20_body">
      <style:text-properties fo:font-size="16pt" style:font-size-asian="16pt" style:font-size-complex="16p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officeooo:paragraph-rsid="00027b67" style:text-blinking="false" fo:background-color="transparent" style:font-size-asian="16pt" style:font-size-complex="16pt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officeooo:rsid="00039a57" officeooo:paragraph-rsid="00039a57" style:text-blinking="false" fo:background-color="transparent" style:font-size-asian="16pt" style:font-size-complex="16pt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officeooo:rsid="00055463" officeooo:paragraph-rsid="00055463" style:text-blinking="false" fo:background-color="transparent" style:font-size-asian="16pt" style:font-size-complex="16pt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officeooo:rsid="000b4eac" officeooo:paragraph-rsid="000b4eac" style:text-blinking="false" fo:background-color="transparent" style:font-size-asian="16pt" style:font-size-complex="16pt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2"><text:s text:c="19"/>MURPHY</text:p>
      <text:p text:style-name="P2"/>
      <text:p text:style-name="P5"><text:bookmark text:name="docs-internal-guid-ab2013d1-7fff-2bb2-9313-81c20992fff9"/><text:line-break/>Digital Ocean<text:line-break/><text:line-break/>User Name: james@3generationsofmagic.com</text:p>
      <text:p text:style-name="P8">PW:  25P5ztiMju2</text:p>
      <text:p text:style-name="Text_20_body"/>
      <text:p text:style-name="P8">Admin panel</text:p>
      <text:p text:style-name="P8">http://webapp.magicinstruction.com/sadmin/login</text:p>
      <text:p text:style-name="P8">admin@gmail.com</text:p>
      <text:p text:style-name="P8">admin123</text:p>
      <text:p text:style-name="Text_20_body"/>
      <text:p text:style-name="P8">Laravel app server details: </text:p>
      <text:p text:style-name="P8">IP address  server type  VNC IP and port  VNC password  user name  password  operating system</text:p>
      <text:p text:style-name="P8">161.97.112.15  VPS 300  213.136.70.61:63058  XV3jwRcQ  root  WW6Awt8Ei4nxeN  CentOS Stream 8 (64-bit)</text:p>
      <text:p text:style-name="Text_20_body"/>
      <text:p text:style-name="P14"><text:span text:style-name="T2">Shopify link: </text:span><text:a xlink:type="simple" xlink:href="https://magicshopsandiego.com/" text:style-name="Internet_20_link" text:visited-style-name="Visited_20_Internet_20_Link"><text:span text:style-name="T3">https://magicshopsandiego.com/</text:span></text:a></text:p>
      <text:p text:style-name="P13"/>
      <text:p text:style-name="P7"><text:a xlink:type="simple" xlink:href="mailto:vajay8677@gmail.com" text:style-name="Internet_20_link" text:visited-style-name="Visited_20_Internet_20_Link"><text:span text:style-name="T1">vajay8677@gmail.com</text:span></text:a></text:p>
      <text:p text:style-name="P8">Vajay8679@</text:p>
      <text:p text:style-name="P8"><text:line-break/>Laravel project link: http://webapp.magicinstruction.com</text:p>
      <text:p text:style-name="P3"><text:line-break/></text:p>
      <text:p text:style-name="P8">Laravel</text:p>
      <text:p text:style-name="P14"><text:a xlink:type="simple" xlink:href="http://webapp.magicinstruction.com/" text:style-name="Internet_20_link" text:visited-style-name="Visited_20_Internet_20_Link"><text:span text:style-name="T3">http://webapp.magicinstruction.com</text:span></text:a></text:p>
      <text:p text:style-name="P3"><text:line-break/></text:p>
      <text:p text:style-name="P8">Shopify credentials : <text:line-break/>james@3generationsofmagic.com</text:p>
      <text:p text:style-name="P8">Pass: Sachin567app</text:p>
      <text:p text:style-name="Text_20_body"/>
      <text:p text:style-name="P8">https://www.murphysmagic.com/</text:p>
      <text:p text:style-name="P8">User name: james@3generationsofmagic.com</text:p>
      <text:p text:style-name="P8"><text:soft-page-break/>PW: hurtleg</text:p>
      <text:p text:style-name="Text_20_body"><text:line-break/></text:p>
      <text:p text:style-name="Text_20_body"/>
      <text:p text:style-name="Text_20_body"/>
      <text:p text:style-name="P4">Server Login</text:p>
      <text:p text:style-name="P6">ssh root@161.97.112.15</text:p>
      <text:p text:style-name="P9">WW6Awt8Ei4nxeN</text:p>
      <text:p text:style-name="P10">cd /var/www/html/</text:p>
      <text:p text:style-name="P10">ls</text:p>
      <text:p text:style-name="P10">cd app/Http/Controllers/</text:p>
      <text:p text:style-name="P11">nano file name</text:p>
      <text:p text:style-name="P10"/>
      <text:p text:style-name="P10"/>
      <text:p text:style-name="P10"><text:a xlink:type="simple" xlink:href="http://webapp.magicinstruction.com/phpmyadmin/" text:style-name="Internet_20_link" text:visited-style-name="Visited_20_Internet_20_Link">http://webapp.magicinstruction.com/phpmyadmin/</text:a></text:p>
      <text:p text:style-name="P12">username - root</text:p>
      <text:p text:style-name="P12">password - Sachin567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HELL=/bin/bash</text:p>
      <text:p text:style-name="P10">PATH=/sbin:/bin:/usr/sbin:/usr/bin</text:p>
      <text:p text:style-name="P10">MAILTO=root</text:p>
      <text:p text:style-name="P10"/>
      <text:p text:style-name="P10"># For details see man 4 crontabs</text:p>
      <text:p text:style-name="P10"/>
      <text:p text:style-name="P10"># Example of job definition:</text:p>
      <text:p text:style-name="P10"># .---------------- minute (0 - 59)</text:p>
      <text:p text:style-name="P10"># | <text:s/>.------------- hour (0 - 23)</text:p>
      <text:p text:style-name="P10"># | <text:s/>| <text:s/>.---------- day of month (1 - 31)</text:p>
      <text:p text:style-name="P10"># | <text:s/>| <text:s/>| <text:s/>.------- month (1 - 12) OR jan,feb,mar,apr ...</text:p>
      <text:p text:style-name="P10"># | <text:s/>| <text:s/>| <text:s/>| <text:s/>.---- day of week (0 - 6) (Sunday=0 or 7) OR sun,mon,tue,wed,thu,fri,sat</text:p>
      <text:p text:style-name="P10"># | <text:s/>| <text:s/>| <text:s/>| <text:s/>|</text:p>
      <text:p text:style-name="P10"># <text:s text:c="8"/>* user-name <text:s/>command to be executed</text:p>
      <text:p text:style-name="P10"/>
      <text:p text:style-name="P10">/10 <text:s text:c="3"/>* root wget -O /dev/null https://webapp.magicinstruction.com/syncproduct</text:p>
      <text:p text:style-name="P10">/10 <text:s text:c="3"/>* root wget -O /dev/null https://webapp.magicinstruction.com/syncdownload</text:p>
      <text:p text:style-name="P10">/2 <text:s text:c="3"/>* root wget -O /dev/null https://webapp.magicinstruction.com/getfast50item</text:p>
      <text:p text:style-name="P10">/5 <text:s text:c="3"/>* root wget -O /dev/null https://webapp.magicinstruction.com/syncdownloadupdate</text:p>
      <text:p text:style-name="P10">/5 <text:s text:c="3"/>* root wget -O /dev/null https://webapp.magicinstruction.com/getavailableupdates</text:p>
      <text:p text:style-name="P10"><text:soft-page-break/>0 /22 <text:s text:c="4"/>root wget -O /dev/null https://webapp.magicinstruction.com/submitopensalesorder</text:p>
      <text:p text:style-name="P10">/5 <text:s text:c="3"/>* root wget -O /dev/null https://webapp.magicinstruction.com/chkgetdate</text:p>
      <text:p text:style-name="P10">#*/1 <text:s text:c="4"/>root wget -O /dev/null https://webapp.magicinstruction.com/chktag</text:p>
      <text:p text:style-name="P10">/1 <text:s text:c="3"/>* root wget -O /dev/null https://webapp.magicinstruction.com/videolinkupdate</text:p>
      <text:p text:style-name="P10">#*/2 <text:s text:c="4"/>root php /var/www/index.php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5T10:29:04.599590495</meta:creation-date>
    <dc:date>2022-08-06T12:06:00.043515248</dc:date>
    <meta:editing-duration>PT8H54M55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4" meta:paragraph-count="56" meta:word-count="232" meta:character-count="2109" meta:non-whitespace-character-count="1834"/>
  </office:meta>
</office:document-meta>
</file>